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8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5cm"/>
    </style:style>
    <style:style style:name="gr3" style:family="graphic" style:parent-style-name="objectwithoutfill">
      <style:graphic-properties svg:stroke-width="0.053cm" svg:stroke-color="#ff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_20_concave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Times New Roman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tyle="italic" style:text-underline-style="none" style:font-style-asian="italic" style:font-style-complex="italic"/>
    </style:style>
    <style:style style:name="T3" style:family="text">
      <style:text-properties style:font-name="Times New Roman"/>
    </style:style>
    <style:style style:name="T4" style:family="text">
      <style:text-properties style:text-position="33% 58%" style:font-name="Times New Roman"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1cm" svg:height="0.61cm" svg:x="3.54cm" svg:y="2.5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61cm" svg:height="0.61cm" svg:x="4.454cm" svg:y="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61cm" svg:height="0.61cm" svg:x="5.368cm" svg:y="2.53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61cm" svg:height="0.61cm" svg:x="6.283cm" svg:y="2.53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61cm" svg:height="0.61cm" svg:x="7.197cm" svg:y="2.53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61cm" svg:height="0.61cm" svg:x="8.112cm" svg:y="2.537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61cm" svg:height="0.61cm" svg:x="3.541cm" svg:y="4.56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61cm" svg:height="0.61cm" svg:x="4.455cm" svg:y="4.56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61cm" svg:height="0.61cm" svg:x="5.369cm" svg:y="4.56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61cm" svg:height="0.61cm" svg:x="6.284cm" svg:y="4.5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61cm" svg:height="0.61cm" svg:x="7.198cm" svg:y="4.56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61cm" svg:height="0.61cm" svg:x="8.113cm" svg:y="4.56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704cm" svg:height="1.11cm" svg:x="5.059cm" svg:y="1.528cm">
          <draw:text-box>
            <text:p><text:span text:style-name="T2">x</text:span><text:span text:style-name="T3"> → 3</text:span><text:span text:style-name="T4">k</text:span><text:span text:style-name="T3">∙</text:span><text:span text:style-name="T5">x</text:span></text:p>
          </draw:text-box>
        </draw:frame>
        <draw:connector draw:style-name="gr3" draw:text-style-name="P4" draw:layer="layout" draw:type="line" svg:x1="3.845cm" svg:y1="3.145cm" svg:x2="5.674cm" svg:y2="4.567cm" draw:start-shape="id1" draw:start-glue-point="8" draw:end-shape="id2" draw:end-glue-point="4" svg:d="M3845 3145l1829 1422" svg:viewBox="0 0 1830 1423">
          <text:p/>
        </draw:connector>
        <draw:connector draw:style-name="gr4" draw:text-style-name="P4" draw:layer="layout" draw:type="line" svg:x1="4.759cm" svg:y1="3.146cm" svg:x2="8.418cm" svg:y2="4.568cm" draw:start-shape="id3" draw:start-glue-point="8" draw:end-shape="id4" draw:end-glue-point="4" svg:d="M4759 3146l3659 1422" svg:viewBox="0 0 3660 1423">
          <text:p/>
        </draw:connector>
        <draw:connector draw:style-name="gr4" draw:text-style-name="P4" draw:layer="layout" draw:type="line" svg:x1="5.673cm" svg:y1="3.146cm" svg:x2="4.76cm" svg:y2="4.567cm" draw:start-shape="id5" draw:start-glue-point="8" draw:end-shape="id6" draw:end-glue-point="4" svg:d="M5673 3146l-913 1421" svg:viewBox="0 0 914 1422">
          <text:p/>
        </draw:connector>
        <draw:connector draw:style-name="gr4" draw:text-style-name="P4" draw:layer="layout" draw:type="line" svg:x1="6.588cm" svg:y1="3.147cm" svg:x2="7.503cm" svg:y2="4.567cm" draw:start-shape="id7" draw:start-glue-point="8" draw:end-shape="id8" draw:end-glue-point="4" svg:d="M6588 3147l915 1420" svg:viewBox="0 0 916 1421">
          <text:p/>
        </draw:connector>
        <draw:connector draw:style-name="gr4" draw:text-style-name="P4" draw:layer="layout" draw:type="line" svg:x1="7.502cm" svg:y1="3.146cm" svg:x2="3.846cm" svg:y2="4.566cm" draw:start-shape="id9" draw:start-glue-point="8" draw:end-shape="id10" draw:end-glue-point="4" svg:d="M7502 3146l-3656 1420" svg:viewBox="0 0 3657 1421">
          <text:p/>
        </draw:connector>
        <draw:connector draw:style-name="gr4" draw:text-style-name="P4" draw:layer="layout" draw:type="line" svg:x1="8.417cm" svg:y1="3.147cm" svg:x2="6.589cm" svg:y2="4.568cm" draw:start-shape="id11" draw:start-glue-point="8" draw:end-shape="id12" draw:end-glue-point="4" svg:d="M8417 3147l-1828 1421" svg:viewBox="0 0 1829 1422">
          <text:p/>
        </draw:connector>
        <draw:custom-shape draw:style-name="gr1" draw:text-style-name="P2" xml:id="id13" draw:id="id13" draw:layer="layout" svg:width="0.61cm" svg:height="0.61cm" svg:x="3.541cm" svg:y="4.55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61cm" svg:height="0.61cm" svg:x="4.455cm" svg:y="4.55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61cm" svg:height="0.61cm" svg:x="5.369cm" svg:y="4.55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61cm" svg:height="0.61cm" svg:x="6.284cm" svg:y="4.55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61cm" svg:height="0.61cm" svg:x="7.198cm" svg:y="4.55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61cm" svg:height="0.61cm" svg:x="8.113cm" svg:y="4.558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61cm" svg:height="0.61cm" svg:x="3.542cm" svg:y="6.58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61cm" svg:height="0.61cm" svg:x="4.456cm" svg:y="6.58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61cm" svg:height="0.61cm" svg:x="5.37cm" svg:y="6.58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61cm" svg:height="0.61cm" svg:x="6.285cm" svg:y="6.58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61cm" svg:height="0.61cm" svg:x="7.199cm" svg:y="6.58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61cm" svg:height="0.61cm" svg:x="8.114cm" svg:y="6.58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846cm" svg:y1="5.166cm" svg:x2="5.675cm" svg:y2="6.588cm" draw:start-shape="id13" draw:start-glue-point="8" draw:end-shape="id14" draw:end-glue-point="4" svg:d="M3846 5166l1829 1422" svg:viewBox="0 0 1830 1423">
          <text:p/>
        </draw:connector>
        <draw:connector draw:style-name="gr4" draw:text-style-name="P4" draw:layer="layout" draw:type="line" svg:x1="4.76cm" svg:y1="5.167cm" svg:x2="8.419cm" svg:y2="6.589cm" draw:start-shape="id15" draw:start-glue-point="8" draw:end-shape="id16" draw:end-glue-point="4" svg:d="M4760 5167l3659 1422" svg:viewBox="0 0 3660 1423">
          <text:p/>
        </draw:connector>
        <draw:connector draw:style-name="gr3" draw:text-style-name="P4" draw:layer="layout" draw:type="line" svg:x1="5.674cm" svg:y1="5.167cm" svg:x2="4.761cm" svg:y2="6.588cm" draw:start-shape="id17" draw:start-glue-point="8" draw:end-shape="id18" draw:end-glue-point="4" svg:d="M5674 5167l-913 1421" svg:viewBox="0 0 914 1422">
          <text:p/>
        </draw:connector>
        <draw:connector draw:style-name="gr4" draw:text-style-name="P4" draw:layer="layout" draw:type="line" svg:x1="6.589cm" svg:y1="5.168cm" svg:x2="7.504cm" svg:y2="6.588cm" draw:start-shape="id19" draw:start-glue-point="8" draw:end-shape="id20" draw:end-glue-point="4" svg:d="M6589 5168l915 1420" svg:viewBox="0 0 916 1421">
          <text:p/>
        </draw:connector>
        <draw:connector draw:style-name="gr4" draw:text-style-name="P4" draw:layer="layout" draw:type="line" svg:x1="7.503cm" svg:y1="5.167cm" svg:x2="3.847cm" svg:y2="6.587cm" draw:start-shape="id21" draw:start-glue-point="8" draw:end-shape="id22" draw:end-glue-point="4" svg:d="M7503 5167l-3656 1420" svg:viewBox="0 0 3657 1421">
          <text:p/>
        </draw:connector>
        <draw:connector draw:style-name="gr4" draw:text-style-name="P4" draw:layer="layout" draw:type="line" svg:x1="8.418cm" svg:y1="5.168cm" svg:x2="6.59cm" svg:y2="6.589cm" draw:start-shape="id23" draw:start-glue-point="8" draw:end-shape="id24" draw:end-glue-point="4" svg:d="M8418 5168l-1828 1421" svg:viewBox="0 0 1829 1422">
          <text:p/>
        </draw:connector>
        <draw:custom-shape draw:style-name="gr1" draw:text-style-name="P2" xml:id="id25" draw:id="id25" draw:layer="layout" svg:width="0.61cm" svg:height="0.61cm" svg:x="3.541cm" svg:y="6.58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61cm" svg:height="0.61cm" svg:x="4.455cm" svg:y="6.58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61cm" svg:height="0.61cm" svg:x="5.369cm" svg:y="6.58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61cm" svg:height="0.61cm" svg:x="6.284cm" svg:y="6.5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61cm" svg:height="0.61cm" svg:x="7.198cm" svg:y="6.58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61cm" svg:height="0.61cm" svg:x="8.113cm" svg:y="6.59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61cm" svg:height="0.61cm" svg:x="3.542cm" svg:y="8.6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61cm" svg:height="0.61cm" svg:x="4.456cm" svg:y="8.6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61cm" svg:height="0.61cm" svg:x="5.37cm" svg:y="8.6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61cm" svg:height="0.61cm" svg:x="6.285cm" svg:y="8.62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61cm" svg:height="0.61cm" svg:x="7.199cm" svg:y="8.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61cm" svg:height="0.61cm" svg:x="8.114cm" svg:y="8.62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846cm" svg:y1="7.198cm" svg:x2="5.675cm" svg:y2="8.62cm" draw:start-shape="id25" draw:start-glue-point="8" draw:end-shape="id26" draw:end-glue-point="4" svg:d="M3846 7198l1829 1422" svg:viewBox="0 0 1830 1423">
          <text:p/>
        </draw:connector>
        <draw:connector draw:style-name="gr3" draw:text-style-name="P4" draw:layer="layout" draw:type="line" svg:x1="4.76cm" svg:y1="7.199cm" svg:x2="8.419cm" svg:y2="8.621cm" draw:start-shape="id27" draw:start-glue-point="8" draw:end-shape="id28" draw:end-glue-point="4" svg:d="M4760 7199l3659 1422" svg:viewBox="0 0 3660 1423">
          <text:p/>
        </draw:connector>
        <draw:connector draw:style-name="gr4" draw:text-style-name="P4" draw:layer="layout" draw:type="line" svg:x1="5.674cm" svg:y1="7.199cm" svg:x2="4.761cm" svg:y2="8.62cm" draw:start-shape="id29" draw:start-glue-point="8" draw:end-shape="id30" draw:end-glue-point="4" svg:d="M5674 7199l-913 1421" svg:viewBox="0 0 914 1422">
          <text:p/>
        </draw:connector>
        <draw:connector draw:style-name="gr4" draw:text-style-name="P4" draw:layer="layout" draw:type="line" svg:x1="6.589cm" svg:y1="7.2cm" svg:x2="7.504cm" svg:y2="8.62cm" draw:start-shape="id31" draw:start-glue-point="8" draw:end-shape="id32" draw:end-glue-point="4" svg:d="M6589 7200l915 1420" svg:viewBox="0 0 916 1421">
          <text:p/>
        </draw:connector>
        <draw:connector draw:style-name="gr4" draw:text-style-name="P4" draw:layer="layout" draw:type="line" svg:x1="7.503cm" svg:y1="7.199cm" svg:x2="3.847cm" svg:y2="8.619cm" draw:start-shape="id33" draw:start-glue-point="8" draw:end-shape="id34" draw:end-glue-point="4" svg:d="M7503 7199l-3656 1420" svg:viewBox="0 0 3657 1421">
          <text:p/>
        </draw:connector>
        <draw:connector draw:style-name="gr4" draw:text-style-name="P4" draw:layer="layout" draw:type="line" svg:x1="8.418cm" svg:y1="7.2cm" svg:x2="6.59cm" svg:y2="8.621cm" draw:start-shape="id35" draw:start-glue-point="8" draw:end-shape="id36" draw:end-glue-point="4" svg:d="M8418 7200l-1828 1421" svg:viewBox="0 0 1829 1422">
          <text:p/>
        </draw:connector>
        <draw:custom-shape draw:style-name="gr1" draw:text-style-name="P2" xml:id="id37" draw:id="id37" draw:layer="layout" svg:width="0.61cm" svg:height="0.61cm" svg:x="3.541cm" svg:y="8.6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61cm" svg:height="0.61cm" svg:x="4.455cm" svg:y="8.6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61cm" svg:height="0.61cm" svg:x="5.369cm" svg:y="8.6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61cm" svg:height="0.61cm" svg:x="6.284cm" svg:y="8.6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0.61cm" svg:height="0.61cm" svg:x="7.198cm" svg:y="8.6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61cm" svg:height="0.61cm" svg:x="8.113cm" svg:y="8.62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61cm" svg:height="0.61cm" svg:x="3.542cm" svg:y="10.65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61cm" svg:height="0.61cm" svg:x="4.456cm" svg:y="10.65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61cm" svg:height="0.61cm" svg:x="5.37cm" svg:y="10.65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61cm" svg:height="0.61cm" svg:x="6.285cm" svg:y="10.6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61cm" svg:height="0.61cm" svg:x="7.199cm" svg:y="10.65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61cm" svg:height="0.61cm" svg:x="8.114cm" svg:y="10.65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846cm" svg:y1="9.23cm" svg:x2="5.675cm" svg:y2="10.652cm" draw:start-shape="id37" draw:start-glue-point="8" draw:end-shape="id38" draw:end-glue-point="4" svg:d="M3846 9230l1829 1422" svg:viewBox="0 0 1830 1423">
          <text:p/>
        </draw:connector>
        <draw:connector draw:style-name="gr4" draw:text-style-name="P4" draw:layer="layout" draw:type="line" svg:x1="4.76cm" svg:y1="9.231cm" svg:x2="8.419cm" svg:y2="10.653cm" draw:start-shape="id39" draw:start-glue-point="8" draw:end-shape="id40" draw:end-glue-point="4" svg:d="M4760 9231l3659 1422" svg:viewBox="0 0 3660 1423">
          <text:p/>
        </draw:connector>
        <draw:connector draw:style-name="gr4" draw:text-style-name="P4" draw:layer="layout" draw:type="line" svg:x1="5.674cm" svg:y1="9.231cm" svg:x2="4.761cm" svg:y2="10.652cm" draw:start-shape="id41" draw:start-glue-point="8" draw:end-shape="id42" draw:end-glue-point="4" svg:d="M5674 9231l-913 1421" svg:viewBox="0 0 914 1422">
          <text:p/>
        </draw:connector>
        <draw:connector draw:style-name="gr4" draw:text-style-name="P4" draw:layer="layout" draw:type="line" svg:x1="6.589cm" svg:y1="9.232cm" svg:x2="7.504cm" svg:y2="10.652cm" draw:start-shape="id43" draw:start-glue-point="8" draw:end-shape="id44" draw:end-glue-point="4" svg:d="M6589 9232l915 1420" svg:viewBox="0 0 916 1421">
          <text:p/>
        </draw:connector>
        <draw:connector draw:style-name="gr4" draw:text-style-name="P4" draw:layer="layout" draw:type="line" svg:x1="7.503cm" svg:y1="9.231cm" svg:x2="3.847cm" svg:y2="10.651cm" draw:start-shape="id45" draw:start-glue-point="8" draw:end-shape="id46" draw:end-glue-point="4" svg:d="M7503 9231l-3656 1420" svg:viewBox="0 0 3657 1421">
          <text:p/>
        </draw:connector>
        <draw:connector draw:style-name="gr3" draw:text-style-name="P4" draw:layer="layout" draw:type="line" svg:x1="8.418cm" svg:y1="9.232cm" svg:x2="6.59cm" svg:y2="10.653cm" draw:start-shape="id47" draw:start-glue-point="8" draw:end-shape="id48" draw:end-glue-point="4" svg:d="M8418 9232l-1828 1421" svg:viewBox="0 0 1829 1422">
          <text:p/>
        </draw:connector>
        <draw:custom-shape draw:style-name="gr1" draw:text-style-name="P2" xml:id="id49" draw:id="id49" draw:layer="layout" svg:width="0.61cm" svg:height="0.61cm" svg:x="3.541cm" svg:y="10.6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61cm" svg:height="0.61cm" svg:x="4.455cm" svg:y="10.65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0.61cm" svg:height="0.61cm" svg:x="5.369cm" svg:y="10.6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0.61cm" svg:height="0.61cm" svg:x="6.284cm" svg:y="10.65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0.61cm" svg:height="0.61cm" svg:x="7.198cm" svg:y="10.65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9" draw:id="id59" draw:layer="layout" svg:width="0.61cm" svg:height="0.61cm" svg:x="8.113cm" svg:y="10.654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0.61cm" svg:height="0.61cm" svg:x="3.542cm" svg:y="12.68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0.61cm" svg:height="0.61cm" svg:x="4.456cm" svg:y="12.68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61cm" svg:height="0.61cm" svg:x="5.37cm" svg:y="12.68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0.61cm" svg:height="0.61cm" svg:x="6.285cm" svg:y="12.6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61cm" svg:height="0.61cm" svg:x="7.199cm" svg:y="12.68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61cm" svg:height="0.61cm" svg:x="8.114cm" svg:y="12.68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846cm" svg:y1="11.262cm" svg:x2="5.675cm" svg:y2="12.684cm" draw:start-shape="id49" draw:start-glue-point="8" draw:end-shape="id50" draw:end-glue-point="4" svg:d="M3846 11262l1829 1422" svg:viewBox="0 0 1830 1423">
          <text:p/>
        </draw:connector>
        <draw:connector draw:style-name="gr4" draw:text-style-name="P4" draw:layer="layout" draw:type="line" svg:x1="4.76cm" svg:y1="11.263cm" svg:x2="8.419cm" svg:y2="12.685cm" draw:start-shape="id51" draw:start-glue-point="8" draw:end-shape="id52" draw:end-glue-point="4" svg:d="M4760 11263l3659 1422" svg:viewBox="0 0 3660 1423">
          <text:p/>
        </draw:connector>
        <draw:connector draw:style-name="gr4" draw:text-style-name="P4" draw:layer="layout" draw:type="line" svg:x1="5.674cm" svg:y1="11.263cm" svg:x2="4.761cm" svg:y2="12.684cm" draw:start-shape="id53" draw:start-glue-point="8" draw:end-shape="id54" draw:end-glue-point="4" svg:d="M5674 11263l-913 1421" svg:viewBox="0 0 914 1422">
          <text:p/>
        </draw:connector>
        <draw:connector draw:style-name="gr3" draw:text-style-name="P4" draw:layer="layout" draw:type="line" svg:x1="6.589cm" svg:y1="11.264cm" svg:x2="7.504cm" svg:y2="12.684cm" draw:start-shape="id55" draw:start-glue-point="8" draw:end-shape="id56" draw:end-glue-point="4" svg:d="M6589 11264l915 1420" svg:viewBox="0 0 916 1421">
          <text:p/>
        </draw:connector>
        <draw:connector draw:style-name="gr4" draw:text-style-name="P4" draw:layer="layout" draw:type="line" svg:x1="7.503cm" svg:y1="11.263cm" svg:x2="3.847cm" svg:y2="12.683cm" draw:start-shape="id57" draw:start-glue-point="8" draw:end-shape="id58" draw:end-glue-point="4" svg:d="M7503 11263l-3656 1420" svg:viewBox="0 0 3657 1421">
          <text:p/>
        </draw:connector>
        <draw:connector draw:style-name="gr4" draw:text-style-name="P4" draw:layer="layout" draw:type="line" svg:x1="8.418cm" svg:y1="11.264cm" svg:x2="6.59cm" svg:y2="12.685cm" draw:start-shape="id59" draw:start-glue-point="8" draw:end-shape="id60" draw:end-glue-point="4" svg:d="M8418 11264l-1828 1421" svg:viewBox="0 0 1829 1422">
          <text:p/>
        </draw:connector>
        <draw:custom-shape draw:style-name="gr1" draw:text-style-name="P2" xml:id="id61" draw:id="id61" draw:layer="layout" svg:width="0.61cm" svg:height="0.61cm" svg:x="3.541cm" svg:y="12.6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0.61cm" svg:height="0.61cm" svg:x="4.455cm" svg:y="12.68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0.61cm" svg:height="0.61cm" svg:x="5.369cm" svg:y="12.68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0.61cm" svg:height="0.61cm" svg:x="6.284cm" svg:y="12.68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9" draw:id="id69" draw:layer="layout" svg:width="0.61cm" svg:height="0.61cm" svg:x="7.198cm" svg:y="12.68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1" draw:id="id71" draw:layer="layout" svg:width="0.61cm" svg:height="0.61cm" svg:x="8.113cm" svg:y="12.68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0" draw:id="id70" draw:layer="layout" svg:width="0.61cm" svg:height="0.61cm" svg:x="3.542cm" svg:y="14.71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6" draw:id="id66" draw:layer="layout" svg:width="0.61cm" svg:height="0.61cm" svg:x="4.456cm" svg:y="14.71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2" draw:id="id62" draw:layer="layout" svg:width="0.61cm" svg:height="0.61cm" svg:x="5.37cm" svg:y="14.71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2" draw:id="id72" draw:layer="layout" svg:width="0.61cm" svg:height="0.61cm" svg:x="6.285cm" svg:y="14.71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8" draw:id="id68" draw:layer="layout" svg:width="0.61cm" svg:height="0.61cm" svg:x="7.199cm" svg:y="14.71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4" draw:id="id64" draw:layer="layout" svg:width="0.61cm" svg:height="0.61cm" svg:x="8.114cm" svg:y="14.71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846cm" svg:y1="13.294cm" svg:x2="5.675cm" svg:y2="14.716cm" draw:start-shape="id61" draw:start-glue-point="8" draw:end-shape="id62" draw:end-glue-point="4" svg:d="M3846 13294l1829 1422" svg:viewBox="0 0 1830 1423">
          <text:p/>
        </draw:connector>
        <draw:connector draw:style-name="gr4" draw:text-style-name="P4" draw:layer="layout" draw:type="line" svg:x1="4.76cm" svg:y1="13.295cm" svg:x2="8.419cm" svg:y2="14.717cm" draw:start-shape="id63" draw:start-glue-point="8" draw:end-shape="id64" draw:end-glue-point="4" svg:d="M4760 13295l3659 1422" svg:viewBox="0 0 3660 1423">
          <text:p/>
        </draw:connector>
        <draw:connector draw:style-name="gr4" draw:text-style-name="P4" draw:layer="layout" draw:type="line" svg:x1="5.674cm" svg:y1="13.295cm" svg:x2="4.761cm" svg:y2="14.716cm" draw:start-shape="id65" draw:start-glue-point="8" draw:end-shape="id66" draw:end-glue-point="4" svg:d="M5674 13295l-913 1421" svg:viewBox="0 0 914 1422">
          <text:p/>
        </draw:connector>
        <draw:connector draw:style-name="gr4" draw:text-style-name="P4" draw:layer="layout" draw:type="line" svg:x1="6.589cm" svg:y1="13.296cm" svg:x2="7.504cm" svg:y2="14.716cm" draw:start-shape="id67" draw:start-glue-point="8" draw:end-shape="id68" draw:end-glue-point="4" svg:d="M6589 13296l915 1420" svg:viewBox="0 0 916 1421">
          <text:p/>
        </draw:connector>
        <draw:connector draw:style-name="gr3" draw:text-style-name="P4" draw:layer="layout" draw:type="line" svg:x1="7.503cm" svg:y1="13.295cm" svg:x2="3.847cm" svg:y2="14.715cm" draw:start-shape="id69" draw:start-glue-point="8" draw:end-shape="id70" draw:end-glue-point="4" svg:d="M7503 13295l-3656 1420" svg:viewBox="0 0 3657 1421">
          <text:p/>
        </draw:connector>
        <draw:connector draw:style-name="gr4" draw:text-style-name="P4" draw:layer="layout" draw:type="line" svg:x1="8.418cm" svg:y1="13.296cm" svg:x2="6.59cm" svg:y2="14.717cm" draw:start-shape="id71" draw:start-glue-point="8" draw:end-shape="id72" draw:end-glue-point="4" svg:d="M8418 13296l-1828 1421" svg:viewBox="0 0 1829 1422">
          <text:p/>
        </draw:connector>
        <draw:frame draw:style-name="gr5" draw:text-style-name="P3" draw:layer="layout" svg:width="1.706cm" svg:height="0.954cm" svg:x="1.635cm" svg:y="2.343cm">
          <draw:text-box>
            <text:p><text:span text:style-name="T2">k=</text:span><text:span text:style-name="T6">0</text:span></text:p>
          </draw:text-box>
        </draw:frame>
        <draw:frame draw:style-name="gr5" draw:text-style-name="P3" draw:layer="layout" svg:width="1.706cm" svg:height="0.954cm" svg:x="1.635cm" svg:y="4.343cm">
          <draw:text-box>
            <text:p><text:span text:style-name="T2">k=</text:span><text:span text:style-name="T6">1</text:span></text:p>
          </draw:text-box>
        </draw:frame>
        <draw:frame draw:style-name="gr5" draw:text-style-name="P3" draw:layer="layout" svg:width="1.706cm" svg:height="0.954cm" svg:x="1.635cm" svg:y="6.443cm">
          <draw:text-box>
            <text:p><text:span text:style-name="T2">k=</text:span><text:span text:style-name="T6">2</text:span></text:p>
          </draw:text-box>
        </draw:frame>
        <draw:frame draw:style-name="gr5" draw:text-style-name="P3" draw:layer="layout" svg:width="1.706cm" svg:height="0.954cm" svg:x="1.635cm" svg:y="8.443cm">
          <draw:text-box>
            <text:p><text:span text:style-name="T2">k=</text:span><text:span text:style-name="T6">3</text:span></text:p>
          </draw:text-box>
        </draw:frame>
        <draw:frame draw:style-name="gr5" draw:text-style-name="P3" draw:layer="layout" svg:width="1.706cm" svg:height="0.954cm" svg:x="1.635cm" svg:y="2.343cm">
          <draw:text-box>
            <text:p><text:span text:style-name="T2">k=</text:span><text:span text:style-name="T6">0</text:span></text:p>
          </draw:text-box>
        </draw:frame>
        <draw:frame draw:style-name="gr5" draw:text-style-name="P3" draw:layer="layout" svg:width="1.706cm" svg:height="0.954cm" svg:x="1.635cm" svg:y="10.443cm">
          <draw:text-box>
            <text:p><text:span text:style-name="T2">k=</text:span><text:span text:style-name="T6">4</text:span></text:p>
          </draw:text-box>
        </draw:frame>
        <draw:frame draw:style-name="gr5" draw:text-style-name="P3" draw:layer="layout" svg:width="1.706cm" svg:height="0.954cm" svg:x="1.635cm" svg:y="12.543cm">
          <draw:text-box>
            <text:p><text:span text:style-name="T2">k=</text:span><text:span text:style-name="T6">5</text:span></text:p>
          </draw:text-box>
        </draw:frame>
        <draw:frame draw:style-name="gr5" draw:text-style-name="P3" draw:layer="layout" svg:width="1.706cm" svg:height="0.954cm" svg:x="1.635cm" svg:y="14.543cm">
          <draw:text-box>
            <text:p><text:span text:style-name="T2">k=</text:span><text:span text:style-name="T6">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30T09:13:15.321000000</meta:creation-date>
    <dc:date>2021-01-30T09:27:38.457000000</dc:date>
    <meta:editing-duration>PT3M59S</meta:editing-duration>
    <meta:editing-cycles>1</meta:editing-cycles>
    <meta:document-statistic meta:object-count="117"/>
    <meta:generator>LibreOffice/6.3.2.2$Windows_X86_64 LibreOffice_project/98b30e735bda24bc04ab42594c85f7fd8be07b9c</meta:generator>
  </office:meta>
</office:document-meta>
</file>